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float" office:value="1234">
            <text:p>1234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3124">
            <text:p>31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3142">
            <text:p>3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4132">
            <text:p>4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3241">
            <text:p>3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3241">
            <text:p>3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2431">
            <text:p>24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4213">
            <text:p>4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431">
            <text:p>24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4231">
            <text:p>4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3142">
            <text:p>3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3124">
            <text:p>31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3124">
            <text:p>31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3241">
            <text:p>3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float" office:value="2341">
            <text:p>2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4312">
            <text:p>43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3142">
            <text:p>31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4321">
            <text:p>4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4321">
            <text:p>4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3241">
            <text:p>3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213">
            <text:p>4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132">
            <text:p>4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float" office:value="4312">
            <text:p>43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4231">
            <text:p>4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2431">
            <text:p>24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4321">
            <text:p>4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4213">
            <text:p>4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4132">
            <text:p>4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4321">
            <text:p>4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4231">
            <text:p>4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4312">
            <text:p>4312</text:p>
          </table:table-cell>
          <table:table-cell office:value-type="float" office:value="1">
            <text:p>1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1:Hoja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12:52:03</meta:creation-date>
    <meta:generator>LibreOffice/3.5$Linux_X86_64 LibreOffice_project/350m1$Build-2</meta:generator>
    <meta:document-statistic meta:table-count="3" meta:cell-count="234" meta:object-count="0"/>
  </office:meta>
</office:document-meta>
</file>